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26d5" officeooo:paragraph-rsid="000126d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26d5" officeooo:paragraph-rsid="000126d5" style:font-weight-asian="bold" style:font-weight-complex="bold"/>
    </style:style>
    <style:style style:name="P3" style:family="paragraph" style:parent-style-name="Standard">
      <style:text-properties officeooo:rsid="0001edca" officeooo:paragraph-rsid="0001edca"/>
    </style:style>
    <style:style style:name="P4" style:family="paragraph" style:parent-style-name="Standard">
      <style:text-properties officeooo:rsid="0001edca" officeooo:paragraph-rsid="00058dea"/>
    </style:style>
    <style:style style:name="P5" style:family="paragraph" style:parent-style-name="Standard">
      <style:text-properties officeooo:rsid="00033de5" officeooo:paragraph-rsid="00033de5"/>
    </style:style>
    <style:style style:name="P6" style:family="paragraph" style:parent-style-name="Standard">
      <style:text-properties fo:font-style="italic" officeooo:rsid="00033de5" officeooo:paragraph-rsid="00033de5" style:font-style-asian="italic" style:font-style-complex="italic"/>
    </style:style>
    <style:style style:name="P7" style:family="paragraph" style:parent-style-name="Standard">
      <style:text-properties officeooo:rsid="00045b48" officeooo:paragraph-rsid="00045b48"/>
    </style:style>
    <style:style style:name="P8" style:family="paragraph" style:parent-style-name="Standard">
      <style:text-properties officeooo:rsid="00058dea" officeooo:paragraph-rsid="00058dea"/>
    </style:style>
    <style:style style:name="P9" style:family="paragraph" style:parent-style-name="Standard">
      <style:text-properties style:text-underline-style="none" fo:font-weight="normal" officeooo:rsid="00058dea" officeooo:paragraph-rsid="00058dea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126d5" officeooo:paragraph-rsid="000126d5" style:font-weight-asian="bold" style:font-weight-complex="bold"/>
    </style:style>
    <style:style style:name="P11" style:family="paragraph" style:parent-style-name="Standard">
      <style:text-properties fo:font-weight="bold" officeooo:rsid="000126d5" officeooo:paragraph-rsid="000126d5" style:font-weight-asian="bold" style:font-weight-complex="bold"/>
    </style:style>
    <style:style style:name="P12" style:family="paragraph" style:parent-style-name="Standard">
      <style:text-properties fo:font-weight="normal" officeooo:rsid="00045b48" officeooo:paragraph-rsid="000126d5" style:font-weight-asian="normal" style:font-weight-complex="normal"/>
    </style:style>
    <style:style style:name="P13" style:family="paragraph" style:parent-style-name="Standard">
      <style:text-properties fo:font-weight="normal" officeooo:rsid="00058dea" officeooo:paragraph-rsid="00045b48" style:font-weight-asian="normal" style:font-weight-complex="normal"/>
    </style:style>
    <style:style style:name="P14" style:family="paragraph" style:parent-style-name="Standard">
      <style:text-properties officeooo:rsid="000126d5" officeooo:paragraph-rsid="000126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b48" style:font-weight-asian="bold" style:font-weight-complex="bold"/>
    </style:style>
    <style:style style:name="T3" style:family="text">
      <style:text-properties fo:font-weight="bold" officeooo:rsid="0009904e" style:font-weight-asian="bold" style:font-weight-complex="bold"/>
    </style:style>
    <style:style style:name="T4" style:family="text">
      <style:text-properties officeooo:rsid="0001edca"/>
    </style:style>
    <style:style style:name="T5" style:family="text">
      <style:text-properties officeooo:rsid="00033de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5b48" style:font-weight-asian="normal" style:font-weight-complex="normal"/>
    </style:style>
    <style:style style:name="T8" style:family="text">
      <style:text-properties fo:font-weight="normal" officeooo:rsid="00058dea" style:font-weight-asian="normal" style:font-weight-complex="normal"/>
    </style:style>
    <style:style style:name="T9" style:family="text">
      <style:text-properties fo:font-weight="normal" officeooo:rsid="0009904e" style:font-weight-asian="normal" style:font-weight-complex="normal"/>
    </style:style>
    <style:style style:name="T10" style:family="text">
      <style:text-properties officeooo:rsid="00058dea"/>
    </style:style>
    <style:style style:name="T11" style:family="text">
      <style:text-properties officeooo:rsid="00070f6e"/>
    </style:style>
    <style:style style:name="T12" style:family="text">
      <style:text-properties officeooo:rsid="00076b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ZHIN1 :</text:p>
      <text:p text:style-name="P11"/>
      <text:p text:style-name="P1"><text:span text:style-name="T1">data</text:span> = données triées et colocalisées temporellement avec SAR par cyclone</text:p>
      <text:p text:style-name="P1"><text:span text:style-name="T1">data/netcdf_intermediaire/ </text:span>= netcdf intermediaire comprenant données radiomètre et SAR à la résolution radiomètre.</text:p>
      <text:p text:style-name="P1"><text:span text:style-name="T1">data/</text:span><text:span text:style-name="T3">figures = </text:span><text:span text:style-name="T9">toutes les figures réalisées au cours du stage</text:span></text:p>
      <text:p text:style-name="P1"><text:span text:style-name="T3">data/figures/[...]_RESUME/ = </text:span><text:span text:style-name="T9">contient les planches résumant les statistiques par cyclone et un sous-dossier qui reprend les figures une par une.</text:span></text:p>
      <text:p text:style-name="P1"/>
      <text:p text:style-name="P1"/>
      <text:p text:style-name="P1"><text:span text:style-name="T1">temp_data</text:span> = toutes les données.</text:p>
      <text:p text:style-name="P1"/>
      <text:p text:style-name="P1"><text:span text:style-name="T1">SMAP/ </text:span><text:s/>= données fix SMAP (non utilisées)</text:p>
      <text:p text:style-name="P1"><text:span text:style-name="T1">SMOS/</text:span> = données fix <text:span text:style-name="T12">SMOS</text:span> par année utilisées pour la modélisation de Chavas</text:p>
      <text:p text:style-name="P1"/>
      <text:p text:style-name="P1"><text:span text:style-name="T1">chavas </text:span>= toutes les données utilisées et nécessaires pour la modélisation de Chavas</text:p>
      <text:p text:style-name="P1"/>
      <text:p text:style-name="P1"/>
      <text:p text:style-name="P2">DIVA :</text:p>
      <text:p text:style-name="P2"/>
      <text:p text:style-name="P9">high_wind_speed.pal &amp; palette.py = permet d’obtenir la palette utilisé pour la vitesse des vents.</text:p>
      <text:p text:style-name="P9"/>
      <text:p text:style-name="P9">MultiResReport.csv = fichier contenant information sur données SAR <text:span text:style-name="T11">(localisation sur serveur IFREMER notamment)</text:span></text:p>
      <text:p text:style-name="P2"/>
      <text:p text:style-name="P1"><text:span text:style-name="T1">scripts </text:span>= Tous les scripts utilisés</text:p>
      <text:p text:style-name="P1"/>
      <text:p text:style-name="P5">[…] = à remplacer par le nom du radiomètre étudié.</text:p>
      <text:p text:style-name="P1"/>
      <text:p text:style-name="P1">area_cyclone = trace la carte des zones</text:p>
      <text:p text:style-name="P1">area_resume = liste les cyclones avec caractéristiques (notamment la zone)</text:p>
      <text:p text:style-name="P1"/>
      <text:p text:style-name="P1">comparaison_sen_[…] = <text:span text:style-name="T4">traite les données puis les </text:span>projette les données SAR sur grille des <text:tab/><text:tab/><text:tab/><text:tab/><text:tab/>radiomètres (avec création des netcdf intermédiaire (via <text:tab/><text:tab/><text:tab/><text:tab/><text:tab/><text:tab/>fonc_creat<text:span text:style-name="T4">e</text:span>_netcdf.<text:span text:style-name="T4">py))</text:span></text:p>
      <text:p text:style-name="P1"/>
      <text:p text:style-name="P3">fig_center = permet de tracer les données centrées en 0 (incomplet problème avec les angles <text:tab/><text:tab/><text:tab/>probablement)</text:p>
      <text:p text:style-name="P3"/>
      <text:p text:style-name="P3">fonc_data = traite les données directement (retourne les vitesses de vent, les longitudes/latitudes, et <text:tab/><text:tab/>divers paramètres) → surtout utilisé pour traiter les données SAR</text:p>
      <text:p text:style-name="P3"/>
      <text:p text:style-name="P3">fonc_poly = fonction qui définit les polygones de chaque zone</text:p>
      <text:p text:style-name="P3"/>
      <text:p text:style-name="P3">fonc_remap = fonction qui projette les données SAR à la résolution de SMOS</text:p>
      <text:p text:style-name="P3"/>
      <text:p text:style-name="P3">map_coloc = trace une carte avec les zones et les colocalisations avec SMOS et SMAP</text:p>
      <text:p text:style-name="P3"/>
      <text:p text:style-name="P5">stat_area= effectue des statistiques par zone</text:p>
      <text:p text:style-name="P5"/>
      <text:p text:style-name="P6">Certains noms de programme ne sont pas judicieux (comme les suivants) :</text:p>
      <text:p text:style-name="P5"/>
      <text:p text:style-name="P5"><text:soft-page-break/>stat_glob_[…] = calcul des statistiques pour chaque cyclones et trace figure indépendamment</text:p>
      <text:p text:style-name="P5">stat_glob_resume_[...] = calcul des statistiques pour chaque cyclones et trace planche résumant les <text:tab/><text:tab/><text:tab/><text:tab/>mêmes figures que stat_glob_[…] </text:p>
      <text:p text:style-name="P5"/>
      <text:p text:style-name="P5">stat_[...]_dt = statistiques pour toutes les colocalisations (statistiques globales)</text:p>
      <text:p text:style-name="P5"/>
      <text:p text:style-name="P5">stats_ws = calcul biais et écart-type par catégorie et par zone</text:p>
      <text:p text:style-name="P5"/>
      <text:p text:style-name="P7">stat_ws_hist = permet de tracer histogramme du biais et <text:s/><text:span text:style-name="T5">écart-type </text:span>pour toutes les zones (statistique <text:tab/><text:tab/><text:tab/>globale)</text:p>
      <text:p text:style-name="P7">stat_ws_hist_area = permet de tracer histogramme du biais et <text:s/><text:span text:style-name="T5">écart-type </text:span>par <text:s/>zone</text:p>
      <text:p text:style-name="P7"/>
      <text:p text:style-name="P7">tri_[…] = permet colocalisation temporelle des données et déplace les fichiers correspondants dans <text:tab/><text:tab/>dossier data</text:p>
      <text:p text:style-name="P7"/>
      <text:p text:style-name="P1"><text:span text:style-name="T1">scripts/</text:span><text:span text:style-name="T2">chavas = </text:span><text:span text:style-name="T7">tous les scripts pour le modèle de chavas</text:span></text:p>
      <text:p text:style-name="P12"/>
      <text:p text:style-name="P7"><text:span text:style-name="T6">chavas = permet de </text:span><text:span text:style-name="T8">traiter les données et définir les paramètres d’entrés du modèle de Chavas puis <text:tab/><text:tab/>fais appel à la fonction de CLE15 </text:span></text:p>
      <text:p text:style-name="P13"/>
      <text:p text:style-name="P8"><text:span text:style-name="T8">C</text:span><text:span text:style-name="T6">LE15 = fonctions du modèle de Chavas (6 fonctions différentes faisant appel les unes aux autres)</text:span></text:p>
      <text:p text:style-name="P3"/>
      <text:p text:style-name="P4">profil_ws_radius = trace les profils radiaux à basse résolution <text:span text:style-name="T10">des données modélisées et des <text:tab/><text:tab/><text:tab/><text:tab/>données observées (SAR, SMOS, et SMAP (si disponible))</text:span></text:p>
      <text:p text:style-name="P4"/>
      <text:p text:style-name="P4">profil_ws_radius_<text:span text:style-name="T10">HD</text:span> = trace les profils radiaux <text:span text:style-name="T10">de Chavas et SAR </text:span>à <text:span text:style-name="T10">haute</text:span> ré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5:47:10.045012023</meta:creation-date>
    <dc:date>2019-08-30T16:47:12.550482597</dc:date>
    <meta:editing-duration>PT5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451" meta:character-count="3047" meta:non-whitespace-character-count="2595"/>
  </office:meta>
</office:document-meta>
</file>